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eorgia" style:font-name-asian="Georgia1" style:font-name-complex="Georgia1"/>
    </style:style>
    <style:style style:name="P3" style:family="paragraph" style:parent-style-name="Standard">
      <style:paragraph-properties fo:margin-top="0in" fo:margin-bottom="0in" loext:contextual-spacing="false">
        <style:tab-stops>
          <style:tab-stop style:position="0.25in"/>
        </style:tab-stops>
      </style:paragraph-properties>
      <style:text-properties style:font-name="Georgia" style:font-name-asian="Georgia1" style:font-name-complex="Georgia1"/>
    </style:style>
    <style:style style:name="P4" style:family="paragraph" style:parent-style-name="Standard">
      <style:paragraph-properties fo:margin-top="0in" fo:margin-bottom="0in" loext:contextual-spacing="false" fo:text-align="justify" style:justify-single-word="false">
        <style:tab-stops>
          <style:tab-stop style:position="0.25in"/>
        </style:tab-stops>
      </style:paragraph-properties>
    </style:style>
    <style:style style:name="P5" style:family="paragraph" style:parent-style-name="Standard" style:master-page-name="Converted1">
      <style:paragraph-properties fo:margin-top="0in" fo:margin-bottom="0in" loext:contextual-spacing="false" fo:line-height="100%" style:page-number="auto"/>
    </style:style>
    <style:style style:name="P6" style:family="paragraph" style:parent-style-name="Standard" style:master-page-name="Standard">
      <style:paragraph-properties fo:margin-top="0in" fo:margin-bottom="0in" loext:contextual-spacing="false" fo:text-align="center" style:justify-single-word="false" style:page-number="1"/>
    </style:style>
    <style:style style:name="P7" style:family="paragraph" style:parent-style-name="Standard">
      <style:paragraph-properties fo:margin-left="1in" fo:margin-right="0in" fo:margin-top="0in" fo:margin-bottom="0in" loext:contextual-spacing="false" fo:text-align="justify" style:justify-single-word="false" fo:text-indent="0in" style:auto-text-indent="false">
        <style:tab-stops>
          <style:tab-stop style:position="0.25in"/>
        </style:tab-stops>
      </style:paragraph-properties>
    </style:style>
    <style:style style:name="T1" style:family="text">
      <style:text-properties style:font-name="Georgia" fo:font-size="20pt" style:font-name-asian="Georgia1" style:font-size-asian="20pt" style:font-name-complex="Georgia1" style:font-size-complex="20pt"/>
    </style:style>
    <style:style style:name="T2" style:family="text">
      <style:text-properties style:font-name="Georgia" fo:font-size="14pt" style:font-name-asian="Georgia1" style:font-size-asian="14pt" style:font-name-complex="Georgia1" style:font-size-complex="14pt"/>
    </style:style>
    <style:style style:name="T3" style:family="text">
      <style:text-properties style:font-name="Georgia" style:font-name-asian="Georgia1" style:font-name-complex="Georgia1"/>
    </style:style>
    <style:style style:name="T4" style:family="text">
      <style:text-properties style:text-position="super 58%"/>
    </style:style>
    <style:style style:name="T5" style:family="text">
      <style:text-properties style:text-position="super 58%" style:font-name="Georgia" style:font-name-asian="Georgia1" style:font-name-complex="Georgia1"/>
    </style:style>
    <style:style style:name="T6"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What Matters Most Is What's In Your Heart</text:span></text:p>
      <text:p text:style-name="P1"><text:span text:style-name="T2">December 2, 2018</text:span></text:p>
      <text:p text:style-name="P2"/>
      <text:p text:style-name="P2"/>
      <text:p text:style-name="P2"/>
      <text:p text:style-name="P7"><text:span text:style-name="T3">But the Lord said unto Samuel, Look not on his countenance, or on the height of his stature; because I have refused him: for the Lord seeth not as man seeth; for man looketh on the outward appearance, but the Lord looketh on the heart.</text:span><text:span text:style-name="T5"><text:note text:id="ftn1" text:note-class="footnote"><text:note-citation>1</text:note-citation><text:note-body><text:p text:style-name="P5"><text:span text:style-name="T4"/><text:span text:style-name="T6"> 1 Samuel 16:7</text:span></text:p></text:note-body></text:note></text:span></text:p>
      <text:p text:style-name="P3"/>
      <text:p text:style-name="P4"><text:span text:style-name="T3"><text:tab/>The Lord truly looks upon the heart of man. Is not that which matters most through this time of life? Things come along our way and we go forth and do what is needed. The thoughts come and go this is true, not everything is set in stone. So when we do eventually come to that great and last day, where will we stand? God knows our heart, He knows the desires of our heart. Is this life but a stepping stone in which we are meant to be judged on our eternal progression?</text:span></text:p>
      <text:p text:style-name="P4"><text:span text:style-name="T3"><text:tab/>We’re told that this life is a test. We live and when we die, we are judged based off of this life. Here’s the catch. Eternity is forever, it doesn’t begin and it doesn’t have an end. We are judged based off of perhaps eighty years or so, depending on how long someone lives, and our eternity is determined because of those years in a mortal existence.</text:span></text:p>
      <text:p text:style-name="P4"><text:span text:style-name="T3"><text:tab/>We don’t have any knowledge of a pre earth life. We are in the dark with only good feelings to guide us. Well good and bad feelings, the Holy Ghost is meant to show us the way. Yet, how does the Holy Ghost know what’s good and what’s bad for us individually? He is a personage of spirit, as I understand it, the Holy Ghost hasn’t had the opportunity to have an earthly experience (yet), if that is true then how are we to fully know the promptings we receive are true.</text:span></text:p>
      <text:p text:style-name="P4"><text:span text:style-name="T3"><text:tab/>When told to go off feelings and not facts, it becomes confusing. Testimony is based on good warm fuzzy feelings? Logic and facts don’t matter apparently. If logic doesn’t matter, and everything truly does go off of what’s in the heart and that’s what God looks into, we will be okay in the long run if everything is where it should be.</text:span></text:p>
      <text:p text:style-name="P4"><text:span text:style-name="T3"><text:tab/>Where does any of this fit in regarding life? We live, we experience, and we die? Is that it? Personally I would like to have some answers to questions. Is that too much to ask? One would hope n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414" meta:character-count="2135" meta:non-whitespace-character-count="1725"/>
    <meta:generator>LibreOfficeDev/6.0.5.2$Linux_X86_64 LibreOffice_project/</meta:generator>
  </office:meta>
</office:document-meta>
</file>